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7.701cm" fo:margin-left="0cm" table:align="left" style:writing-mode="lr-tb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4.498cm"/>
    </style:style>
    <style:style style:name="Table1.C" style:family="table-column">
      <style:table-column-properties style:column-width="9.393cm"/>
    </style:style>
    <style:style style:name="Table1.1" style:family="table-row">
      <style:table-row-properties style:min-row-height="1.005cm"/>
    </style:style>
    <style:style style:name="Table1.A1" style:family="table-cell">
      <style:table-cell-properties style:vertical-align="middle" fo:padding="0cm" fo:border="none"/>
    </style:style>
    <style:style style:name="Table1.C4" style:family="table-cell">
      <style:table-cell-properties style:vertical-align="middle" fo:padding-left="0cm" fo:padding-right="0.079cm" fo:padding-top="0cm" fo:padding-bottom="0cm" fo:border-left="none" fo:border-right="0.05pt solid #000000" fo:border-top="none" fo:border-bottom="none"/>
    </style:style>
    <style:style style:name="Table2" style:family="table">
      <style:table-properties style:width="17.41cm" fo:margin-left="0cm" table:align="left" style:writing-mode="lr-tb"/>
    </style:style>
    <style:style style:name="Table2.A" style:family="table-column">
      <style:table-column-properties style:column-width="5.689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4.419cm"/>
    </style:style>
    <style:style style:name="Table2.A1" style:family="table-cell">
      <style:table-cell-properties style:vertical-align="middle" fo:padding="0cm" fo:border="none"/>
    </style:style>
    <style:style style:name="P1" style:family="paragraph" style:parent-style-name="Preformatted_20_Text">
      <style:paragraph-properties fo:line-height="115%"/>
      <style:text-properties fo:font-size="14pt" officeooo:paragraph-rsid="00108f1c" style:font-size-asian="14pt" style:font-size-complex="14pt"/>
    </style:style>
    <style:style style:name="P2" style:family="paragraph" style:parent-style-name="Standard" style:list-style-name="L1">
      <style:paragraph-properties fo:line-height="115%"/>
      <style:text-properties fo:font-size="14pt" officeooo:paragraph-rsid="000e51e4" style:font-size-asian="14pt" style:font-size-complex="14pt"/>
    </style:style>
    <style:style style:name="P3" style:family="paragraph" style:parent-style-name="Standard">
      <style:paragraph-properties fo:line-height="115%"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115%"/>
      <style:text-properties fo:font-size="14pt" officeooo:paragraph-rsid="000e51e4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officeooo:paragraph-rsid="000dacfe" style:font-size-asian="14pt" style:font-size-complex="14pt"/>
    </style:style>
    <style:style style:name="P7" style:family="paragraph" style:parent-style-name="Standard">
      <style:paragraph-properties fo:line-height="115%" fo:text-align="end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15%" fo:break-before="page"/>
      <style:text-properties fo:font-size="14pt" officeooo:paragraph-rsid="00108f1c" style:font-size-asian="14pt" style:font-size-complex="14pt"/>
    </style:style>
    <style:style style:name="P9" style:family="paragraph" style:parent-style-name="Standard">
      <style:paragraph-properties fo:line-height="115%"/>
      <style:text-properties fo:font-size="14pt" officeooo:rsid="000dacfe" officeooo:paragraph-rsid="000dacfe" style:font-size-asian="14pt" style:font-size-complex="14pt"/>
    </style:style>
    <style:style style:name="P10" style:family="paragraph" style:parent-style-name="Standard">
      <style:paragraph-properties fo:line-height="115%"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line-height="115%"/>
      <style:text-properties fo:font-size="14pt" fo:font-style="italic" fo:font-weight="bold" officeooo:rsid="0012ab70" officeooo:paragraph-rsid="0012ab70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fo:font-size="14pt" fo:font-style="italic" fo:font-weight="bold" officeooo:rsid="0012ab70" officeooo:paragraph-rsid="0012ab70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fo:font-size="14pt" fo:font-style="italic" fo:font-weight="bold" officeooo:paragraph-rsid="000e51e4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paragraph-properties fo:line-height="115%"/>
      <style:text-properties fo:font-size="14pt" fo:font-style="italic" fo:font-weight="bold" officeooo:rsid="0012ab70" officeooo:paragraph-rsid="0012ab70" style:font-size-asian="12.25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line-height="115%"/>
      <style:text-properties officeooo:paragraph-rsid="0012ab70"/>
    </style:style>
    <style:style style:name="P17" style:family="paragraph" style:parent-style-name="Standard">
      <style:paragraph-properties fo:line-height="115%"/>
      <style:text-properties fo:font-size="11pt" fo:font-style="italic" fo:font-weight="normal" officeooo:rsid="0012ab70" officeooo:paragraph-rsid="0012ab70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>
      <style:paragraph-properties fo:line-height="115%"/>
      <style:text-properties fo:font-size="11pt" fo:font-style="italic" fo:font-weight="normal" officeooo:rsid="0012ab70" officeooo:paragraph-rsid="0012ab70" style:font-size-asian="9.60000038146973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>
      <style:paragraph-properties fo:line-height="100%" fo:text-align="center" style:justify-single-word="false"/>
      <style:text-properties officeooo:paragraph-rsid="0012ab70"/>
    </style:style>
    <style:style style:name="P20" style:family="paragraph" style:parent-style-name="Standard">
      <style:paragraph-properties fo:line-height="115%" fo:text-align="center" style:justify-single-word="false" fo:break-before="page"/>
      <style:text-properties fo:font-size="16pt" fo:font-style="italic" fo:font-weight="bold" officeooo:rsid="0012ab70" officeooo:paragraph-rsid="0012ab70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Standard">
      <style:paragraph-properties fo:line-height="100%" fo:text-align="center" style:justify-single-word="false" fo:break-before="page"/>
      <style:text-properties fo:font-size="16pt" fo:font-style="italic" fo:font-weight="bold" officeooo:rsid="0012ab70" officeooo:paragraph-rsid="0012ab70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Table_20_Contents">
      <style:paragraph-properties fo:line-height="100%"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Table_20_Contents">
      <style:paragraph-properties fo:line-height="100%" fo:text-align="center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Table_20_Contents">
      <style:paragraph-properties fo:line-height="100%" fo:text-align="center" style:justify-single-word="false"/>
      <style:text-properties fo:font-size="12pt" style:font-size-asian="12pt" style:font-size-complex="12pt"/>
    </style:style>
    <style:style style:name="P25" style:family="paragraph" style:parent-style-name="Table_20_Contents">
      <style:paragraph-properties fo:line-height="100%" fo:text-align="center" style:justify-single-word="false"/>
    </style:style>
    <style:style style:name="P26" style:family="paragraph" style:parent-style-name="Text_20_body">
      <style:paragraph-properties fo:line-height="115%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Text_20_body" style:list-style-name="L5">
      <style:paragraph-properties fo:margin-top="0cm" fo:margin-bottom="0cm" style:contextual-spacing="false" fo:line-height="115%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Text_20_body">
      <style:paragraph-properties fo:margin-top="0.101cm" fo:margin-bottom="0.101cm" style:contextual-spacing="false" fo:line-height="115%" fo:text-align="center" style:justify-single-word="false" fo:break-before="page"/>
      <style:text-properties fo:font-size="16pt" fo:font-style="italic" fo:font-weight="bold" officeooo:paragraph-rsid="000e51e4" style:font-size-asian="16pt" style:font-style-asian="italic" style:font-weight-asian="bold" style:font-size-complex="16pt" style:font-style-complex="italic" style:font-weight-complex="bold"/>
    </style:style>
    <style:style style:name="P29" style:family="paragraph" style:parent-style-name="Text_20_body">
      <style:paragraph-properties fo:line-height="115%"/>
      <style:text-properties officeooo:paragraph-rsid="00140c3c"/>
    </style:style>
    <style:style style:name="T1" style:family="text">
      <style:text-properties officeooo:rsid="000dacfe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140c3c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officeooo:rsid="00140c3c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officeooo:rsid="0012ab7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6pt" fo:font-style="italic" fo:font-weight="bold" officeooo:rsid="0012ab70" style:font-size-asian="16pt" style:font-style-asian="italic" style:font-weight-asian="bold" style:font-size-complex="16pt" style:font-style-complex="italic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1pt" fo:font-style="italic" fo:font-weight="normal" officeooo:rsid="0012ab70" style:font-size-asian="9.60000038146973pt" style:font-style-asian="italic" style:font-weight-asian="normal" style:font-size-complex="11pt" style:font-style-complex="italic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іністерство освіти і науки України</text:p>
      <text:p text:style-name="P3">Відокремлений структурний підрозділ</text:p>
      <text:p text:style-name="P3">«Фаховий коледж інженерії, управління та землевпорядкування Національного</text:p>
      <text:p text:style-name="P3">авіаційного університету»</text:p>
      <text:p text:style-name="P10"/>
      <text:p text:style-name="P10"/>
      <text:p text:style-name="P10"/>
      <text:p text:style-name="P10"/>
      <text:p text:style-name="P10">ЗВІТ</text:p>
      <text:p text:style-name="P3">з лабораторної роботи № <text:span text:style-name="T1">1.</text:span><text:span text:style-name="T13">2</text:span></text:p>
      <text:p text:style-name="P3">з дисципліни</text:p>
      <text:p text:style-name="P3">“Об’єктно-орієнтоване програмування”</text:p>
      <text:p text:style-name="P3"/>
      <text:p text:style-name="P3"/>
      <text:p text:style-name="P3"/>
      <text:p text:style-name="P3"/>
      <text:p text:style-name="P3"/>
      <text:p text:style-name="P3"/>
      <text:p text:style-name="P5">Виконав:</text:p>
      <text:p text:style-name="P5">студент групи <text:span text:style-name="T1">306</text:span>–ІПЗ</text:p>
      <text:p text:style-name="P9">Бережний Нікіта</text:p>
      <text:p text:style-name="P6"/>
      <text:p text:style-name="P5">Перевірив викладач:</text:p>
      <text:p text:style-name="P5">Наталія РЯБЧУК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м. Київ 2023</text:p>
      <text:p text:style-name="P8"><text:span text:style-name="T2">Тема роботи:</text:span> “<text:span text:style-name="T13">Реалізація класу</text:span>”</text:p>
      <text:p text:style-name="P1"><text:span text:style-name="Source_20_Text"><text:span text:style-name="T12">Тема інформаційної системи:</text:span></text:span><text:span text:style-name="Source_20_Text"><text:span text:style-name="T11"> Довідник радіоаматора</text:span></text:span></text:p>
      <text:p text:style-name="P4"><text:span text:style-name="T2">Мета роботи:</text:span> </text:p>
      <text:list text:style-name="L1">
        <text:list-item>
          <text:p text:style-name="P2">розвинути об’єктно-орієнтоване мислення в процесі аналізу та розв’язання поставленої задачі;</text:p>
        </text:list-item>
        <text:list-item>
          <text:p text:style-name="P2">вивчити протокол оголошення та реалізації класу в мові програмування С++;</text:p>
        </text:list-item>
        <text:list-item>
          <text:p text:style-name="P2">закріпити на практиці базові поняття і принципи об’єктно-орієнтованого програмування.</text:p>
        </text:list-item>
      </text:list>
      <text:p text:style-name="P12"/>
      <text:p text:style-name="P21">Таблиця 1 (властивості класу)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Зміст властивості</text:p>
          </table:table-cell>
          <table:table-cell table:style-name="Table1.A1" office:value-type="string">
            <text:p text:style-name="P23">Пропонована назва</text:p>
          </table:table-cell>
          <table:table-cell table:style-name="Table1.A1" office:value-type="string">
            <text:p text:style-name="P23">Тип даних С++</text:p>
          </table:table-cell>
        </table:table-row>
        <table:table-row>
          <table:table-cell table:style-name="Table1.A1" office:value-type="string">
            <text:p text:style-name="P24">Частота</text:p>
          </table:table-cell>
          <table:table-cell table:style-name="Table1.A1" office:value-type="string">
            <text:p text:style-name="P24">Frequency</text:p>
          </table:table-cell>
          <table:table-cell table:style-name="Table1.A1" office:value-type="string">
            <text:p text:style-name="P24">double</text:p>
          </table:table-cell>
        </table:table-row>
        <table:table-row>
          <table:table-cell table:style-name="Table1.A1" office:value-type="string">
            <text:p text:style-name="P24">Вихідна потужність</text:p>
          </table:table-cell>
          <table:table-cell table:style-name="Table1.A1" office:value-type="string">
            <text:p text:style-name="P24">Output power</text:p>
          </table:table-cell>
          <table:table-cell table:style-name="Table1.A1" office:value-type="string">
            <text:p text:style-name="P24">float</text:p>
          </table:table-cell>
        </table:table-row>
        <table:table-row>
          <table:table-cell table:style-name="Table1.A1" office:value-type="string">
            <text:p text:style-name="P24">Діапазон</text:p>
          </table:table-cell>
          <table:table-cell table:style-name="Table1.A1" office:value-type="string">
            <text:p text:style-name="P24">Range</text:p>
          </table:table-cell>
          <table:table-cell table:style-name="Table1.C4" office:value-type="string">
            <text:p text:style-name="P24">enum RadioRange {AM, FM, SW}</text:p>
          </table:table-cell>
        </table:table-row>
        <table:table-row>
          <table:table-cell table:style-name="Table1.A1" office:value-type="string">
            <text:p text:style-name="P24">Чутливість</text:p>
          </table:table-cell>
          <table:table-cell table:style-name="Table1.A1" office:value-type="string">
            <text:p text:style-name="P24">Sensitivity</text:p>
          </table:table-cell>
          <table:table-cell table:style-name="Table1.A1" office:value-type="string">
            <text:p text:style-name="P24">float</text:p>
          </table:table-cell>
        </table:table-row>
        <table:table-row>
          <table:table-cell table:style-name="Table1.A1" office:value-type="string">
            <text:p text:style-name="P24">Імпеданс</text:p>
          </table:table-cell>
          <table:table-cell table:style-name="Table1.A1" office:value-type="string">
            <text:p text:style-name="P24">Impedance</text:p>
          </table:table-cell>
          <table:table-cell table:style-name="Table1.A1" office:value-type="string">
            <text:p text:style-name="P24">float</text:p>
          </table:table-cell>
        </table:table-row>
        <table:table-row>
          <table:table-cell table:style-name="Table1.A1" office:value-type="string">
            <text:p text:style-name="P24">Сигнал-шум</text:p>
          </table:table-cell>
          <table:table-cell table:style-name="Table1.A1" office:value-type="string">
            <text:p text:style-name="P24">Signal-to-noise ratio</text:p>
          </table:table-cell>
          <table:table-cell table:style-name="Table1.A1" office:value-type="string">
            <text:p text:style-name="P24">float</text:p>
          </table:table-cell>
        </table:table-row>
        <table:table-row>
          <table:table-cell table:style-name="Table1.A1" office:value-type="string">
            <text:p text:style-name="P24">Кількість каналів</text:p>
          </table:table-cell>
          <table:table-cell table:style-name="Table1.A1" office:value-type="string">
            <text:p text:style-name="P24">Number of channels</text:p>
          </table:table-cell>
          <table:table-cell table:style-name="Table1.A1" office:value-type="string">
            <text:p text:style-name="P24">int</text:p>
          </table:table-cell>
        </table:table-row>
        <table:table-row>
          <table:table-cell table:style-name="Table1.A1" office:value-type="string">
            <text:p text:style-name="P24">Порти</text:p>
          </table:table-cell>
          <table:table-cell table:style-name="Table1.A1" office:value-type="string">
            <text:p text:style-name="P24">Ports</text:p>
          </table:table-cell>
          <table:table-cell table:style-name="Table1.C4" office:value-type="string">
            <text:p text:style-name="P24">enum RadioPort {USB, COM, GPIO}</text:p>
          </table:table-cell>
        </table:table-row>
        <table:table-row>
          <table:table-cell table:style-name="Table1.A1" office:value-type="string">
            <text:p text:style-name="P24">Антена</text:p>
          </table:table-cell>
          <table:table-cell table:style-name="Table1.A1" office:value-type="string">
            <text:p text:style-name="P24">Antenna</text:p>
          </table:table-cell>
          <table:table-cell table:style-name="Table1.C4" office:value-type="string">
            <text:p text:style-name="P24">enum RadioAntenna {Wire, Dipole, Yagi}</text:p>
          </table:table-cell>
        </table:table-row>
        <table:table-row>
          <table:table-cell table:style-name="Table1.A1" office:value-type="string">
            <text:p text:style-name="P24">Живлення</text:p>
          </table:table-cell>
          <table:table-cell table:style-name="Table1.A1" office:value-type="string">
            <text:p text:style-name="P24">Power</text:p>
          </table:table-cell>
          <table:table-cell table:style-name="Table1.A1" office:value-type="string">
            <text:p text:style-name="P24">bool</text:p>
          </table:table-cell>
        </table:table-row>
        <table:table-row>
          <table:table-cell table:style-name="Table1.A1" office:value-type="string">
            <text:p text:style-name="P24">Стан</text:p>
          </table:table-cell>
          <table:table-cell table:style-name="Table1.A1" office:value-type="string">
            <text:p text:style-name="P24">State</text:p>
          </table:table-cell>
          <table:table-cell table:style-name="Table1.C4" office:value-type="string">
            <text:p text:style-name="P24">enum RadioState {OFF, READY, TRANSMITTING, RECEIVING, ERROR}</text:p>
          </table:table-cell>
        </table:table-row>
      </table:table>
      <text:p text:style-name="P19"><text:span text:style-name="Strong_20_Emphasis"><text:span text:style-name="T15">Таблиця 2 (методи класу)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2">Зміст метода</text:p>
          </table:table-cell>
          <table:table-cell table:style-name="Table2.A1" office:value-type="string">
            <text:p text:style-name="P22">Прототип</text:p>
          </table:table-cell>
          <table:table-cell table:style-name="Table2.A1" office:value-type="string">
            <text:p text:style-name="P22">Зміст аргументів</text:p>
          </table:table-cell>
        </table:table-row>
        <table:table-row>
          <table:table-cell table:style-name="Table2.A1" office:value-type="string">
            <text:p text:style-name="P25">Стандартні налаштування</text:p>
          </table:table-cell>
          <table:table-cell table:style-name="Table2.A1" office:value-type="string">
            <text:p text:style-name="P25">Reset()</text:p>
          </table:table-cell>
          <table:table-cell table:style-name="Table2.A1" office:value-type="string">
            <text:p text:style-name="P25">-</text:p>
          </table:table-cell>
        </table:table-row>
        <table:table-row>
          <table:table-cell table:style-name="Table2.A1" office:value-type="string">
            <text:p text:style-name="P25">Управління живленням</text:p>
          </table:table-cell>
          <table:table-cell table:style-name="Table2.A1" office:value-type="string">
            <text:p text:style-name="P25">TurnOn()</text:p>
          </table:table-cell>
          <table:table-cell table:style-name="Table2.A1" office:value-type="string">
            <text:p text:style-name="P25">-</text:p>
          </table:table-cell>
        </table:table-row>
        <table:table-row>
          <table:table-cell table:style-name="Table2.A1" office:value-type="string">
            <text:p text:style-name="P25">Управління живленням</text:p>
          </table:table-cell>
          <table:table-cell table:style-name="Table2.A1" office:value-type="string">
            <text:p text:style-name="P25">TurnOff()</text:p>
          </table:table-cell>
          <table:table-cell table:style-name="Table2.A1" office:value-type="string">
            <text:p text:style-name="P25">-</text:p>
          </table:table-cell>
        </table:table-row>
        <table:table-row>
          <table:table-cell table:style-name="Table2.A1" office:value-type="string">
            <text:p text:style-name="P25">Стан живлення</text:p>
          </table:table-cell>
          <table:table-cell table:style-name="Table2.A1" office:value-type="string">
            <text:p text:style-name="P25">IsPoweredOn() const</text:p>
          </table:table-cell>
          <table:table-cell table:style-name="Table2.A1" office:value-type="string">
            <text:p text:style-name="P25">-</text:p>
          </table:table-cell>
        </table:table-row>
        <table:table-row>
          <table:table-cell table:style-name="Table2.A1" office:value-type="string">
            <text:p text:style-name="P25">Управління частотою</text:p>
          </table:table-cell>
          <table:table-cell table:style-name="Table2.A1" office:value-type="string">
            <text:p text:style-name="P25">SetFrequency(double frequency)</text:p>
          </table:table-cell>
          <table:table-cell table:style-name="Table2.A1" office:value-type="string">
            <text:p text:style-name="P25">double frequency</text:p>
          </table:table-cell>
        </table:table-row>
        <table:table-row>
          <table:table-cell table:style-name="Table2.A1" office:value-type="string">
            <text:p text:style-name="P25">Отримання частоти</text:p>
          </table:table-cell>
          <table:table-cell table:style-name="Table2.A1" office:value-type="string">
            <text:p text:style-name="P25">GetFrequency() const</text:p>
          </table:table-cell>
          <table:table-cell table:style-name="Table2.A1" office:value-type="string">
            <text:p text:style-name="P25">-</text:p>
          </table:table-cell>
        </table:table-row>
        <table:table-row>
          <table:table-cell table:style-name="Table2.A1" office:value-type="string">
            <text:p text:style-name="P25">Управління вихідною потужністю</text:p>
          </table:table-cell>
          <table:table-cell table:style-name="Table2.A1" office:value-type="string">
            <text:p text:style-name="P25">SetOutputPower(float output_power)</text:p>
          </table:table-cell>
          <table:table-cell table:style-name="Table2.A1" office:value-type="string">
            <text:p text:style-name="P25">float output_power</text:p>
          </table:table-cell>
        </table:table-row>
        <table:table-row>
          <table:table-cell table:style-name="Table2.A1" office:value-type="string">
            <text:p text:style-name="P25">Отримання вихідної потужності</text:p>
          </table:table-cell>
          <table:table-cell table:style-name="Table2.A1" office:value-type="string">
            <text:p text:style-name="P25">GetOutputPower() const</text:p>
          </table:table-cell>
          <table:table-cell table:style-name="Table2.A1" office:value-type="string">
            <text:p text:style-name="P25">-</text:p>
          </table:table-cell>
        </table:table-row>
        <table:table-row>
          <table:table-cell table:style-name="Table2.A1" office:value-type="string">
            <text:p text:style-name="P25">Управління дальністю дії</text:p>
          </table:table-cell>
          <table:table-cell table:style-name="Table2.A1" office:value-type="string">
            <text:p text:style-name="P25">SetRange(RadioRange range)</text:p>
          </table:table-cell>
          <table:table-cell table:style-name="Table2.A1" office:value-type="string">
            <text:p text:style-name="P25">RadioRange range</text:p>
          </table:table-cell>
        </table:table-row>
        <table:table-row>
          <table:table-cell table:style-name="Table2.A1" office:value-type="string">
            <text:p text:style-name="P25">Отримання дальності дії</text:p>
          </table:table-cell>
          <table:table-cell table:style-name="Table2.A1" office:value-type="string">
            <text:p text:style-name="P25">GetRange() const</text:p>
          </table:table-cell>
          <table:table-cell table:style-name="Table2.A1" office:value-type="string">
            <text:p text:style-name="P25">-</text:p>
          </table:table-cell>
        </table:table-row>
        <table:table-row>
          <table:table-cell table:style-name="Table2.A1" office:value-type="string">
            <text:p text:style-name="P25">Управління чутливістю</text:p>
          </table:table-cell>
          <table:table-cell table:style-name="Table2.A1" office:value-type="string">
            <text:p text:style-name="P25">SetSensitivity(float sensitivity)</text:p>
          </table:table-cell>
          <table:table-cell table:style-name="Table2.A1" office:value-type="string">
            <text:p text:style-name="P25">float sensitivity</text:p>
          </table:table-cell>
        </table:table-row>
        <table:table-row>
          <table:table-cell table:style-name="Table2.A1" office:value-type="string">
            <text:p text:style-name="P25">Отримання чутливості</text:p>
          </table:table-cell>
          <table:table-cell table:style-name="Table2.A1" office:value-type="string">
            <text:p text:style-name="P25">GetSensitivity() const</text:p>
          </table:table-cell>
          <table:table-cell table:style-name="Table2.A1" office:value-type="string">
            <text:p text:style-name="P25">-</text:p>
          </table:table-cell>
        </table:table-row>
        <table:table-row>
          <table:table-cell table:style-name="Table2.A1" office:value-type="string">
            <text:p text:style-name="P25">Управління імпедансом антени</text:p>
          </table:table-cell>
          <table:table-cell table:style-name="Table2.A1" office:value-type="string">
            <text:p text:style-name="P25">SetImpedance(float impedance)</text:p>
          </table:table-cell>
          <table:table-cell table:style-name="Table2.A1" office:value-type="string">
            <text:p text:style-name="P25">float impedance</text:p>
          </table:table-cell>
        </table:table-row>
        <table:table-row>
          <table:table-cell table:style-name="Table2.A1" office:value-type="string">
            <text:p text:style-name="P25">Отримання імпедансу антени</text:p>
          </table:table-cell>
          <table:table-cell table:style-name="Table2.A1" office:value-type="string">
            <text:p text:style-name="P25">GetImpedance() const</text:p>
          </table:table-cell>
          <table:table-cell table:style-name="Table2.A1" office:value-type="string">
            <text:p text:style-name="P25">-</text:p>
          </table:table-cell>
        </table:table-row>
        <table:table-row>
          <table:table-cell table:style-name="Table2.A1" office:value-type="string">
            <text:p text:style-name="P25">Управління співвідношенням сигнал/шум</text:p>
          </table:table-cell>
          <table:table-cell table:style-name="Table2.A1" office:value-type="string">
            <text:p text:style-name="P25">SetSignalToNoiseRatio(float signal_to_noise_ratio)</text:p>
          </table:table-cell>
          <table:table-cell table:style-name="Table2.A1" office:value-type="string">
            <text:p text:style-name="P25">float signal_to_noise_ratio</text:p>
          </table:table-cell>
        </table:table-row>
        <table:table-row>
          <table:table-cell table:style-name="Table2.A1" office:value-type="string">
            <text:p text:style-name="P25">Отримання співвідношення сигнал/шум</text:p>
          </table:table-cell>
          <table:table-cell table:style-name="Table2.A1" office:value-type="string">
            <text:p text:style-name="P25">GetSignalToNoiseRatio() const</text:p>
          </table:table-cell>
          <table:table-cell table:style-name="Table2.A1" office:value-type="string">
            <text:p text:style-name="P25">-</text:p>
          </table:table-cell>
        </table:table-row>
        <table:table-row>
          <table:table-cell table:style-name="Table2.A1" office:value-type="string">
            <text:p text:style-name="P25">Управління кількістю каналів</text:p>
          </table:table-cell>
          <table:table-cell table:style-name="Table2.A1" office:value-type="string">
            <text:p text:style-name="P25">SetNumberOfChannels(int number_of_channels)</text:p>
          </table:table-cell>
          <table:table-cell table:style-name="Table2.A1" office:value-type="string">
            <text:p text:style-name="P25">int number_of_channels</text:p>
          </table:table-cell>
        </table:table-row>
        <table:table-row>
          <table:table-cell table:style-name="Table2.A1" office:value-type="string">
            <text:p text:style-name="P25">Отримання кількості каналів</text:p>
          </table:table-cell>
          <table:table-cell table:style-name="Table2.A1" office:value-type="string">
            <text:p text:style-name="P25">GetNumberOfChannels() const</text:p>
          </table:table-cell>
          <table:table-cell table:style-name="Table2.A1" office:value-type="string">
            <text:p text:style-name="P25">-</text:p>
          </table:table-cell>
        </table:table-row>
        <table:table-row>
          <table:table-cell table:style-name="Table2.A1" office:value-type="string">
            <text:p text:style-name="P25">Управління типом портів</text:p>
          </table:table-cell>
          <table:table-cell table:style-name="Table2.A1" office:value-type="string">
            <text:p text:style-name="P25">SetPorts(RadioPort ports)</text:p>
          </table:table-cell>
          <table:table-cell table:style-name="Table2.A1" office:value-type="string">
            <text:p text:style-name="P25">RadioPort ports</text:p>
          </table:table-cell>
        </table:table-row>
        <table:table-row>
          <table:table-cell table:style-name="Table2.A1" office:value-type="string">
            <text:p text:style-name="P25">Отримання типу портів</text:p>
          </table:table-cell>
          <table:table-cell table:style-name="Table2.A1" office:value-type="string">
            <text:p text:style-name="P25">GetPorts() const</text:p>
          </table:table-cell>
          <table:table-cell table:style-name="Table2.A1" office:value-type="string">
            <text:p text:style-name="P25">-</text:p>
          </table:table-cell>
        </table:table-row>
        <table:table-row>
          <table:table-cell table:style-name="Table2.A1" office:value-type="string">
            <text:p text:style-name="P25">Управління типом антени</text:p>
          </table:table-cell>
          <table:table-cell table:style-name="Table2.A1" office:value-type="string">
            <text:p text:style-name="P25">SetAntenna(RadioAntenna antenna)</text:p>
          </table:table-cell>
          <table:table-cell table:style-name="Table2.A1" office:value-type="string">
            <text:p text:style-name="P25">RadioAntenna antenna</text:p>
          </table:table-cell>
        </table:table-row>
        <table:table-row>
          <table:table-cell table:style-name="Table2.A1" office:value-type="string">
            <text:p text:style-name="P25">Отримання типу антени</text:p>
          </table:table-cell>
          <table:table-cell table:style-name="Table2.A1" office:value-type="string">
            <text:p text:style-name="P25">GetAntenna() const</text:p>
          </table:table-cell>
          <table:table-cell table:style-name="Table2.A1" office:value-type="string">
            <text:p text:style-name="P25">-</text:p>
          </table:table-cell>
        </table:table-row>
        <table:table-row>
          <table:table-cell table:style-name="Table2.A1" office:value-type="string">
            <text:p text:style-name="P25">Повернення типу порту</text:p>
          </table:table-cell>
          <table:table-cell table:style-name="Table2.A1" office:value-type="string">
            <text:p text:style-name="P25">GetPortsAsString() const</text:p>
          </table:table-cell>
          <table:table-cell table:style-name="Table2.A1" office:value-type="string">
            <text:p text:style-name="P25">-</text:p>
          </table:table-cell>
        </table:table-row>
        <table:table-row>
          <table:table-cell table:style-name="Table2.A1" office:value-type="string">
            <text:p text:style-name="P25">Повернення типу антени</text:p>
          </table:table-cell>
          <table:table-cell table:style-name="Table2.A1" office:value-type="string">
            <text:p text:style-name="P25">GetAntennaAsString() const</text:p>
          </table:table-cell>
          <table:table-cell table:style-name="Table2.A1" office:value-type="string">
            <text:p text:style-name="P25">-</text:p>
          </table:table-cell>
        </table:table-row>
        <table:table-row>
          <table:table-cell table:style-name="Table2.A1" office:value-type="string">
            <text:p text:style-name="P25">Повернення типу меж</text:p>
          </table:table-cell>
          <table:table-cell table:style-name="Table2.A1" office:value-type="string">
            <text:p text:style-name="P25">GetRangeAsString() const</text:p>
          </table:table-cell>
          <table:table-cell table:style-name="Table2.A1" office:value-type="string">
            <text:p text:style-name="P25">-</text:p>
          </table:table-cell>
        </table:table-row>
      </table:table>
      <text:p text:style-name="P13"/>
      <text:p text:style-name="P20">Код</text:p>
      <text:p text:style-name="P11">Код radio.hpp</text:p>
      <text:p text:style-name="P17">// Типи радіоприймачів</text:p>
      <text:p text:style-name="P17">enum class RadioRange {</text:p>
      <text:p text:style-name="P17"><text:s text:c="2"/>FM_Short,</text:p>
      <text:p text:style-name="P17"><text:s text:c="2"/>FM_Medium,</text:p>
      <text:p text:style-name="P17"><text:s text:c="2"/>FM_Long,</text:p>
      <text:p text:style-name="P17"><text:s text:c="2"/>AM_Short,</text:p>
      <text:p text:style-name="P17"><text:s text:c="2"/>AM_Medium,</text:p>
      <text:p text:style-name="P17"><text:s text:c="2"/>AM_Long,</text:p>
      <text:p text:style-name="P17"><text:s text:c="2"/>SW,</text:p>
      <text:p text:style-name="P17"><text:s text:c="2"/>LW</text:p>
      <text:p text:style-name="P17">};</text:p>
      <text:p text:style-name="P17"/>
      <text:p text:style-name="P17">// Типи портів радіоприймачів</text:p>
      <text:p text:style-name="P17">enum class RadioPort {</text:p>
      <text:p text:style-name="P17"><text:s text:c="2"/>AM,</text:p>
      <text:p text:style-name="P17"><text:s text:c="2"/>FM,</text:p>
      <text:p text:style-name="P17"><text:s text:c="2"/>SW,</text:p>
      <text:p text:style-name="P17"><text:s text:c="2"/>LW</text:p>
      <text:p text:style-name="P17">};</text:p>
      <text:p text:style-name="P17"/>
      <text:p text:style-name="P17">// Типи антен радіоприймачів</text:p>
      <text:p text:style-name="P17">enum class RadioAntenna {</text:p>
      <text:p text:style-name="P17"><text:s text:c="2"/>Omnidirectional,</text:p>
      <text:p text:style-name="P17"><text:s text:c="2"/>Yagi,</text:p>
      <text:p text:style-name="P17"><text:s text:c="2"/>Dish</text:p>
      <text:p text:style-name="P17">};</text:p>
      <text:p text:style-name="P17"/>
      <text:p text:style-name="P17">class Radio</text:p>
      <text:p text:style-name="P17">{</text:p>
      <text:p text:style-name="P17"><text:s text:c="4"/>public:</text:p>
      <text:p text:style-name="P17"><text:s text:c="8"/>Radio();</text:p>
      <text:p text:style-name="P17"><text:s text:c="8"/>~Radio();</text:p>
      <text:p text:style-name="P17"/>
      <text:p text:style-name="P17"><text:s text:c="8"/>// Стандартні налаштування будь якого радіо</text:p>
      <text:p text:style-name="P17"><text:s text:c="8"/>void Reset();</text:p>
      <text:p text:style-name="P17"/>
      <text:p text:style-name="P17"><text:s text:c="8"/>// Управління живленням</text:p>
      <text:p text:style-name="P17"><text:s text:c="8"/>void TurnOn();</text:p>
      <text:p text:style-name="P17"><text:s text:c="8"/>void TurnOff();</text:p>
      <text:p text:style-name="P17"><text:s text:c="8"/>bool IsPoweredOn() const;</text:p>
      <text:p text:style-name="P17"/>
      <text:p text:style-name="P17"><text:s text:c="8"/>// Управління частотою</text:p>
      <text:p text:style-name="P17"><text:s text:c="8"/>void SetFrequency(double frequency);</text:p>
      <text:p text:style-name="P17"><text:s text:c="8"/>double GetFrequency() const;</text:p>
      <text:p text:style-name="P17"/>
      <text:p text:style-name="P17"><text:s text:c="8"/>// Управління вихідною потужністю</text:p>
      <text:p text:style-name="P17"><text:s text:c="8"/>void SetOutputPower(float output_power);</text:p>
      <text:p text:style-name="P17"><text:soft-page-break/><text:s text:c="8"/>float GetOutputPower() const;</text:p>
      <text:p text:style-name="P17"/>
      <text:p text:style-name="P17"><text:s text:c="8"/>// Управління дальністю дії</text:p>
      <text:p text:style-name="P17"><text:s text:c="8"/>void SetRange(RadioRange range);</text:p>
      <text:p text:style-name="P17"><text:s text:c="8"/>RadioRange GetRange() const;</text:p>
      <text:p text:style-name="P17"/>
      <text:p text:style-name="P17"><text:s text:c="8"/>// Управління чутливістю</text:p>
      <text:p text:style-name="P17"><text:s text:c="8"/>void SetSensitivity(float sensitivity);</text:p>
      <text:p text:style-name="P17"><text:s text:c="8"/>float GetSensitivity() const;</text:p>
      <text:p text:style-name="P17"/>
      <text:p text:style-name="P17"><text:s text:c="8"/>// Управління імпедансом антени</text:p>
      <text:p text:style-name="P17"><text:s text:c="8"/>void SetImpedance(float impedance);</text:p>
      <text:p text:style-name="P17"><text:s text:c="8"/>float GetImpedance() const;</text:p>
      <text:p text:style-name="P17"/>
      <text:p text:style-name="P17"><text:s text:c="8"/>// Управління співвідношенням сигнал/шум</text:p>
      <text:p text:style-name="P17"><text:s text:c="8"/>void SetSignalToNoiseRatio(float signal_to_noise_ratio);</text:p>
      <text:p text:style-name="P17"><text:s text:c="8"/>float GetSignalToNoiseRatio() const;</text:p>
      <text:p text:style-name="P17"/>
      <text:p text:style-name="P17"><text:s text:c="8"/>// Управління кількістю каналів</text:p>
      <text:p text:style-name="P17"><text:s text:c="8"/>void SetNumberOfChannels(int number_of_channels);</text:p>
      <text:p text:style-name="P17"><text:s text:c="8"/>int GetNumberOfChannels() const;</text:p>
      <text:p text:style-name="P17"/>
      <text:p text:style-name="P17"><text:s text:c="8"/>// Управління типом портів</text:p>
      <text:p text:style-name="P17"><text:s text:c="8"/>void SetPorts(RadioPort ports);</text:p>
      <text:p text:style-name="P17"><text:s text:c="8"/>RadioPort GetPorts() const;</text:p>
      <text:p text:style-name="P17"/>
      <text:p text:style-name="P17"><text:s text:c="8"/>// Управління типом антени</text:p>
      <text:p text:style-name="P17"><text:s text:c="8"/>void SetAntenna(RadioAntenna antenna);</text:p>
      <text:p text:style-name="P17"><text:s text:c="8"/>RadioAntenna GetAntenna() const;</text:p>
      <text:p text:style-name="P17"/>
      <text:p text:style-name="P17"><text:s text:c="8"/>// Конвертація enum в string</text:p>
      <text:p text:style-name="P17"><text:s text:c="8"/>std::string GetPortsAsString() const;</text:p>
      <text:p text:style-name="P17"><text:s text:c="8"/>std::string GetAntennaAsString() const;</text:p>
      <text:p text:style-name="P17"><text:s text:c="8"/>std::string GetRangeAsString() const;</text:p>
      <text:p text:style-name="P17"/>
      <text:p text:style-name="P17"><text:s text:c="4"/>private:</text:p>
      <text:p text:style-name="P17"><text:s text:c="8"/>bool is_powered_on_;</text:p>
      <text:p text:style-name="P17"><text:s text:c="8"/>double frequency_;</text:p>
      <text:p text:style-name="P17"><text:s text:c="8"/>float output_power_;</text:p>
      <text:p text:style-name="P17"><text:s text:c="8"/>RadioRange range_;</text:p>
      <text:p text:style-name="P17"><text:s text:c="8"/>float sensitivity_;</text:p>
      <text:p text:style-name="P17"><text:s text:c="8"/>float impedance_;</text:p>
      <text:p text:style-name="P17"><text:s text:c="8"/>float signal_to_noise_ratio_;</text:p>
      <text:p text:style-name="P17"><text:s text:c="8"/>int number_of_channels_;</text:p>
      <text:p text:style-name="P17"><text:s text:c="8"/>RadioPort ports_;</text:p>
      <text:p text:style-name="P17"><text:s text:c="8"/>RadioAntenna antenna_;</text:p>
      <text:p text:style-name="P17">};</text:p>
      <text:p text:style-name="P14">Код для radio.cpp</text:p>
      <text:p text:style-name="P18">#include &lt;iostream&gt;</text:p>
      <text:p text:style-name="P18">#include &lt;stdlib.h&gt;</text:p>
      <text:p text:style-name="P18"><text:soft-page-break/>#include &lt;string.h&gt;</text:p>
      <text:p text:style-name="P18">#include "radio.hpp"</text:p>
      <text:p text:style-name="P18"/>
      <text:p text:style-name="P18">using namespace std;</text:p>
      <text:p text:style-name="P18"/>
      <text:p text:style-name="P18">Radio::Radio() :</text:p>
      <text:p text:style-name="P18"><text:s text:c="2"/>is_powered_on_(false),</text:p>
      <text:p text:style-name="P18"><text:s text:c="2"/>frequency_(100.0),</text:p>
      <text:p text:style-name="P18"><text:s text:c="2"/>output_power_(100.0),</text:p>
      <text:p text:style-name="P18"><text:s text:c="2"/>range_(RadioRange::FM_Short),</text:p>
      <text:p text:style-name="P18"><text:s text:c="2"/>sensitivity_(100.0),</text:p>
      <text:p text:style-name="P18"><text:s text:c="2"/>impedance_(100.0),</text:p>
      <text:p text:style-name="P18"><text:s text:c="2"/>signal_to_noise_ratio_(100.0),</text:p>
      <text:p text:style-name="P18"><text:s text:c="2"/>number_of_channels_(100),</text:p>
      <text:p text:style-name="P18"><text:s text:c="2"/>ports_(RadioPort::FM),</text:p>
      <text:p text:style-name="P18"><text:s text:c="2"/>antenna_(RadioAntenna::Omnidirectional)</text:p>
      <text:p text:style-name="P18">{}</text:p>
      <text:p text:style-name="P18"/>
      <text:p text:style-name="P18">Radio::~Radio() {}</text:p>
      <text:p text:style-name="P18"/>
      <text:p text:style-name="P18">void Radio::Reset (void)</text:p>
      <text:p text:style-name="P18">{</text:p>
      <text:p text:style-name="P18"><text:s text:c="4"/>is_powered_on_ = false;</text:p>
      <text:p text:style-name="P18"><text:s text:c="4"/>frequency_ = 100.0;</text:p>
      <text:p text:style-name="P18"><text:s text:c="4"/>output_power_ = 100.0;</text:p>
      <text:p text:style-name="P18"><text:s text:c="4"/>range_ = RadioRange::FM_Short;</text:p>
      <text:p text:style-name="P18"><text:s text:c="4"/>sensitivity_ = 100.0;</text:p>
      <text:p text:style-name="P18"><text:s text:c="4"/>impedance_ = 100.0;</text:p>
      <text:p text:style-name="P18"><text:s text:c="4"/>signal_to_noise_ratio_ = 100.0;</text:p>
      <text:p text:style-name="P18"><text:s text:c="4"/>number_of_channels_ = 100;</text:p>
      <text:p text:style-name="P18"><text:s text:c="4"/>ports_ = RadioPort::FM;</text:p>
      <text:p text:style-name="P18"><text:s text:c="4"/>antenna_ = RadioAntenna::Omnidirectional;</text:p>
      <text:p text:style-name="P18">}</text:p>
      <text:p text:style-name="P18"/>
      <text:p text:style-name="P18">void Radio::TurnOn() {</text:p>
      <text:p text:style-name="P18"><text:s text:c="2"/>is_powered_on_ = true;</text:p>
      <text:p text:style-name="P18">}</text:p>
      <text:p text:style-name="P18"/>
      <text:p text:style-name="P18">void Radio::TurnOff() {</text:p>
      <text:p text:style-name="P18"><text:s text:c="2"/>is_powered_on_ = false;</text:p>
      <text:p text:style-name="P18">}</text:p>
      <text:p text:style-name="P18"/>
      <text:p text:style-name="P18">bool Radio::IsPoweredOn() const {</text:p>
      <text:p text:style-name="P18"><text:s text:c="2"/>return is_powered_on_;</text:p>
      <text:p text:style-name="P18">}</text:p>
      <text:p text:style-name="P18"/>
      <text:p text:style-name="P18">void Radio::SetFrequency(double frequency) {</text:p>
      <text:p text:style-name="P18"><text:s text:c="2"/>switch (range_) {</text:p>
      <text:p text:style-name="P18"><text:s text:c="4"/>case RadioRange::FM_Short:</text:p>
      <text:p text:style-name="P18"><text:s text:c="6"/>if (frequency &lt; 64 || frequency &gt; 108) {</text:p>
      <text:p text:style-name="P18"><text:soft-page-break/><text:s text:c="8"/>cout &lt;&lt; "Frequency out of range for FM Short (64 - 108 MHz)." &lt;&lt; endl;</text:p>
      <text:p text:style-name="P18"><text:s text:c="8"/>return;</text:p>
      <text:p text:style-name="P18"><text:s text:c="6"/>}</text:p>
      <text:p text:style-name="P18"><text:s text:c="6"/>break;</text:p>
      <text:p text:style-name="P18"><text:s text:c="4"/>case RadioRange::FM_Medium:</text:p>
      <text:p text:style-name="P18"><text:s text:c="6"/>if (frequency &lt; 530 || frequency &gt; 1710) {</text:p>
      <text:p text:style-name="P18"><text:s text:c="8"/>cout &lt;&lt; "Frequency out of range for FM Medium (530 - 1710 MHz)." &lt;&lt; endl;</text:p>
      <text:p text:style-name="P18"><text:s text:c="8"/>return;</text:p>
      <text:p text:style-name="P18"><text:s text:c="6"/>}</text:p>
      <text:p text:style-name="P18"><text:s text:c="6"/>break;</text:p>
      <text:p text:style-name="P18"><text:s text:c="4"/>case RadioRange::FM_Long:</text:p>
      <text:p text:style-name="P18"><text:s text:c="6"/>if (frequency &lt; 300 || frequency &gt; 340) {</text:p>
      <text:p text:style-name="P18"><text:s text:c="8"/>cout &lt;&lt; "Frequency out of range for FM Long (300 - 340 MHz)." &lt;&lt; endl;</text:p>
      <text:p text:style-name="P18"><text:s text:c="8"/>return;</text:p>
      <text:p text:style-name="P18"><text:s text:c="6"/>}</text:p>
      <text:p text:style-name="P18"><text:s text:c="6"/>break;</text:p>
      <text:p text:style-name="P18"><text:s text:c="4"/>case RadioRange::AM_Short:</text:p>
      <text:p text:style-name="P18"><text:s text:c="6"/>if (frequency &lt; 530.0 || frequency &gt; 1700.0) {</text:p>
      <text:p text:style-name="P18"><text:s text:c="8"/>cout &lt;&lt; "Frequency out of range for AM Short (530 - 1700 kHz)." &lt;&lt; endl;</text:p>
      <text:p text:style-name="P18"><text:s text:c="8"/>return;</text:p>
      <text:p text:style-name="P18"><text:s text:c="6"/>}</text:p>
      <text:p text:style-name="P18"><text:s text:c="6"/>break;</text:p>
      <text:p text:style-name="P18"/>
      <text:p text:style-name="P18"><text:s text:c="4"/>case RadioRange::AM_Medium:</text:p>
      <text:p text:style-name="P18"><text:s text:c="6"/>if (frequency &lt; 530 || frequency &gt; 1710) {</text:p>
      <text:p text:style-name="P18"><text:s text:c="8"/>cout &lt;&lt; "Frequency out of range for FM Long (530 - 1710 MHz)." &lt;&lt; endl;</text:p>
      <text:p text:style-name="P18"><text:s text:c="8"/>return;</text:p>
      <text:p text:style-name="P18"><text:s text:c="6"/>}</text:p>
      <text:p text:style-name="P18"><text:s text:c="6"/>break;</text:p>
      <text:p text:style-name="P18"><text:s text:c="4"/>case RadioRange::AM_Long:</text:p>
      <text:p text:style-name="P18"><text:s text:c="6"/>if (frequency &lt; 1605 || frequency &gt; 1800) {</text:p>
      <text:p text:style-name="P18"><text:s text:c="8"/>cout &lt;&lt; "Frequency out of range for FM Long (1605 - 1800 MHz)." &lt;&lt; endl;</text:p>
      <text:p text:style-name="P18"><text:s text:c="8"/>return;</text:p>
      <text:p text:style-name="P18"><text:s text:c="6"/>}</text:p>
      <text:p text:style-name="P18"><text:s text:c="4"/>case RadioRange::SW:</text:p>
      <text:p text:style-name="P18"><text:s text:c="6"/>if (frequency &lt; 3 || frequency &gt; 30) {</text:p>
      <text:p text:style-name="P18"><text:s text:c="8"/>cout &lt;&lt; "Frequency out of range for FM Long (3 - 30 MHz)." &lt;&lt; endl;</text:p>
      <text:p text:style-name="P18"><text:s text:c="8"/>return;</text:p>
      <text:p text:style-name="P18"><text:s text:c="6"/>}</text:p>
      <text:p text:style-name="P18"><text:s text:c="4"/>case RadioRange::LW:</text:p>
      <text:p text:style-name="P18"><text:s text:c="6"/>if (frequency &lt; 148 || frequency &gt; 283) {</text:p>
      <text:p text:style-name="P18"><text:s text:c="8"/>cout &lt;&lt; "Frequency out of range for FM Long (148 - 283 MHz)." &lt;&lt; endl;</text:p>
      <text:p text:style-name="P18"><text:s text:c="8"/>return;</text:p>
      <text:p text:style-name="P18"><text:s text:c="6"/>}</text:p>
      <text:p text:style-name="P18"><text:s text:c="4"/>default:</text:p>
      <text:p text:style-name="P18"><text:s text:c="6"/>cout &lt;&lt; "Unknown range. Frequency change not allowed." &lt;&lt; endl;</text:p>
      <text:p text:style-name="P18"><text:s text:c="6"/>return;</text:p>
      <text:p text:style-name="P18"><text:s text:c="2"/>}</text:p>
      <text:p text:style-name="P18"><text:s text:c="2"/></text:p>
      <text:p text:style-name="P18"><text:s text:c="2"/>frequency_ = frequency;</text:p>
      <text:p text:style-name="P18"><text:soft-page-break/>}</text:p>
      <text:p text:style-name="P18"/>
      <text:p text:style-name="P18">double Radio::GetFrequency() const {</text:p>
      <text:p text:style-name="P18"><text:s text:c="2"/>return frequency_;</text:p>
      <text:p text:style-name="P18">}</text:p>
      <text:p text:style-name="P18"/>
      <text:p text:style-name="P18">void Radio::SetOutputPower(float output_power) {</text:p>
      <text:p text:style-name="P18"><text:s text:c="2"/>if (output_power &lt; 12) {</text:p>
      <text:p text:style-name="P18"><text:s text:c="4"/>TurnOff();</text:p>
      <text:p text:style-name="P18"><text:s text:c="4"/>return;</text:p>
      <text:p text:style-name="P18"><text:s text:c="2"/>}</text:p>
      <text:p text:style-name="P18"><text:s text:c="2"/>if (output_power &gt; 500) {</text:p>
      <text:p text:style-name="P18"><text:s text:c="4"/>TurnOff();</text:p>
      <text:p text:style-name="P18"><text:s text:c="4"/>return;</text:p>
      <text:p text:style-name="P18"><text:s text:c="2"/>}</text:p>
      <text:p text:style-name="P18"><text:s text:c="2"/>output_power_ = output_power;</text:p>
      <text:p text:style-name="P18">}</text:p>
      <text:p text:style-name="P18"/>
      <text:p text:style-name="P18">float Radio::GetOutputPower() const {</text:p>
      <text:p text:style-name="P18"><text:s text:c="2"/>return output_power_;</text:p>
      <text:p text:style-name="P18">}</text:p>
      <text:p text:style-name="P18"/>
      <text:p text:style-name="P18">void Radio::SetRange(RadioRange range) {</text:p>
      <text:p text:style-name="P18"><text:s text:c="2"/>range_ = range;</text:p>
      <text:p text:style-name="P18">}</text:p>
      <text:p text:style-name="P18"/>
      <text:p text:style-name="P18">RadioRange Radio::GetRange() const {</text:p>
      <text:p text:style-name="P18"><text:s text:c="2"/>return range_;</text:p>
      <text:p text:style-name="P18">}</text:p>
      <text:p text:style-name="P18"/>
      <text:p text:style-name="P18">void Radio::SetSensitivity(float sensitivity) {</text:p>
      <text:p text:style-name="P18"><text:s text:c="2"/>sensitivity_ = sensitivity;</text:p>
      <text:p text:style-name="P18">}</text:p>
      <text:p text:style-name="P18"/>
      <text:p text:style-name="P18">float Radio::GetSensitivity() const {</text:p>
      <text:p text:style-name="P18"><text:s text:c="2"/>return sensitivity_;</text:p>
      <text:p text:style-name="P18">}</text:p>
      <text:p text:style-name="P18"/>
      <text:p text:style-name="P18">void Radio::SetImpedance(float impedance) {</text:p>
      <text:p text:style-name="P18"><text:s text:c="2"/>impedance_ = impedance;</text:p>
      <text:p text:style-name="P18">}</text:p>
      <text:p text:style-name="P18"/>
      <text:p text:style-name="P18">float Radio::GetImpedance() const {</text:p>
      <text:p text:style-name="P18"><text:s text:c="2"/>return impedance_;</text:p>
      <text:p text:style-name="P18">}</text:p>
      <text:p text:style-name="P18"/>
      <text:p text:style-name="P18">void Radio::SetSignalToNoiseRatio(float signal_to_noise_ratio) {</text:p>
      <text:p text:style-name="P18"><text:s text:c="2"/>signal_to_noise_ratio_ = signal_to_noise_ratio;</text:p>
      <text:p text:style-name="P18">}</text:p>
      <text:p text:style-name="P18"/>
      <text:p text:style-name="P18"><text:soft-page-break/>float Radio::GetSignalToNoiseRatio() const {</text:p>
      <text:p text:style-name="P18"><text:s text:c="2"/>return signal_to_noise_ratio_;</text:p>
      <text:p text:style-name="P18">}</text:p>
      <text:p text:style-name="P18"/>
      <text:p text:style-name="P18">void Radio::SetNumberOfChannels(int number_of_channels) {</text:p>
      <text:p text:style-name="P18"><text:s text:c="2"/>number_of_channels_ = number_of_channels;</text:p>
      <text:p text:style-name="P18">}</text:p>
      <text:p text:style-name="P18"/>
      <text:p text:style-name="P18">int Radio::GetNumberOfChannels() const {</text:p>
      <text:p text:style-name="P18"><text:s text:c="2"/>return number_of_channels_;</text:p>
      <text:p text:style-name="P18">}</text:p>
      <text:p text:style-name="P18"/>
      <text:p text:style-name="P18">void Radio::SetPorts(RadioPort ports) {</text:p>
      <text:p text:style-name="P18"><text:s text:c="2"/>if (is_powered_on_) {</text:p>
      <text:p text:style-name="P18"><text:s text:c="4"/>cout &lt;&lt; "Cannot change ports while the radio is powered on." &lt;&lt; endl;</text:p>
      <text:p text:style-name="P18"><text:s text:c="4"/>return;</text:p>
      <text:p text:style-name="P18"><text:s text:c="2"/>}</text:p>
      <text:p text:style-name="P18"><text:s text:c="2"/>ports_ = ports;</text:p>
      <text:p text:style-name="P18">}</text:p>
      <text:p text:style-name="P18"/>
      <text:p text:style-name="P18">RadioPort Radio::GetPorts() const {</text:p>
      <text:p text:style-name="P18"><text:s text:c="2"/>return ports_;</text:p>
      <text:p text:style-name="P18">}</text:p>
      <text:p text:style-name="P18"/>
      <text:p text:style-name="P18">void Radio::SetAntenna(RadioAntenna antenna) {</text:p>
      <text:p text:style-name="P18"><text:s text:c="2"/>if (is_powered_on_) {</text:p>
      <text:p text:style-name="P18"><text:s text:c="4"/>cout &lt;&lt; "Cannot change antenna while the radio is powered on." &lt;&lt; endl;</text:p>
      <text:p text:style-name="P18"><text:s text:c="4"/>return;</text:p>
      <text:p text:style-name="P18"><text:s text:c="2"/>}</text:p>
      <text:p text:style-name="P18"><text:s text:c="2"/>antenna_ = antenna;</text:p>
      <text:p text:style-name="P18">}</text:p>
      <text:p text:style-name="P18"/>
      <text:p text:style-name="P18">RadioAntenna Radio::GetAntenna() const {</text:p>
      <text:p text:style-name="P18"><text:s text:c="2"/>return antenna_;</text:p>
      <text:p text:style-name="P18">}</text:p>
      <text:p text:style-name="P18"/>
      <text:p text:style-name="P18">std::string Radio::GetPortsAsString() const {</text:p>
      <text:p text:style-name="P18"><text:s text:c="2"/>switch (ports_) {</text:p>
      <text:p text:style-name="P18"><text:s text:c="4"/>case RadioPort::AM:</text:p>
      <text:p text:style-name="P18"><text:s text:c="6"/>return "AM";</text:p>
      <text:p text:style-name="P18"><text:s text:c="4"/>case RadioPort::FM:</text:p>
      <text:p text:style-name="P18"><text:s text:c="6"/>return "FM";</text:p>
      <text:p text:style-name="P18"><text:s text:c="4"/>case RadioPort::SW:</text:p>
      <text:p text:style-name="P18"><text:s text:c="6"/>return "SW";</text:p>
      <text:p text:style-name="P18"><text:s text:c="4"/>case RadioPort::LW:</text:p>
      <text:p text:style-name="P18"><text:s text:c="6"/>return "LW";</text:p>
      <text:p text:style-name="P18"><text:s text:c="4"/>default:</text:p>
      <text:p text:style-name="P18"><text:s text:c="6"/>return "Unknown";</text:p>
      <text:p text:style-name="P18"><text:s text:c="2"/>}</text:p>
      <text:p text:style-name="P18">}</text:p>
      <text:p text:style-name="P18"><text:soft-page-break/></text:p>
      <text:p text:style-name="P18">std::string Radio::GetAntennaAsString() const {</text:p>
      <text:p text:style-name="P18"><text:s text:c="2"/>switch (antenna_) {</text:p>
      <text:p text:style-name="P18"><text:s text:c="4"/>case RadioAntenna::Omnidirectional:</text:p>
      <text:p text:style-name="P18"><text:s text:c="6"/>return "Omnidirectional";</text:p>
      <text:p text:style-name="P18"><text:s text:c="4"/>case RadioAntenna::Yagi:</text:p>
      <text:p text:style-name="P18"><text:s text:c="6"/>return "Yagi";</text:p>
      <text:p text:style-name="P18"><text:s text:c="4"/>case RadioAntenna::Dish:</text:p>
      <text:p text:style-name="P18"><text:s text:c="6"/>return "Dish";</text:p>
      <text:p text:style-name="P18"><text:s text:c="4"/>default:</text:p>
      <text:p text:style-name="P18"><text:s text:c="6"/>return "Unknown";</text:p>
      <text:p text:style-name="P18"><text:s text:c="2"/>}</text:p>
      <text:p text:style-name="P18">}</text:p>
      <text:p text:style-name="P18"/>
      <text:p text:style-name="P18">std::string Radio::GetRangeAsString() const {</text:p>
      <text:p text:style-name="P18"><text:s text:c="2"/>switch (range_) {</text:p>
      <text:p text:style-name="P18"><text:s text:c="4"/>case RadioRange::FM_Short:</text:p>
      <text:p text:style-name="P18"><text:s text:c="6"/>return "FM Short";</text:p>
      <text:p text:style-name="P18"><text:s text:c="4"/>case RadioRange::FM_Medium:</text:p>
      <text:p text:style-name="P18"><text:s text:c="6"/>return "FM Medium";</text:p>
      <text:p text:style-name="P18"><text:s text:c="4"/>case RadioRange::FM_Long:</text:p>
      <text:p text:style-name="P18"><text:s text:c="6"/>return "FM Long";</text:p>
      <text:p text:style-name="P18"><text:s text:c="4"/>case RadioRange::AM_Short:</text:p>
      <text:p text:style-name="P18"><text:s text:c="6"/>return "AM Short";</text:p>
      <text:p text:style-name="P18"><text:s text:c="4"/>case RadioRange::AM_Medium:</text:p>
      <text:p text:style-name="P18"><text:s text:c="6"/>return "AM Medium";</text:p>
      <text:p text:style-name="P18"><text:s text:c="4"/>case RadioRange::AM_Long:</text:p>
      <text:p text:style-name="P18"><text:s text:c="6"/>return "AM Long";</text:p>
      <text:p text:style-name="P18"><text:s text:c="4"/>case RadioRange::SW:</text:p>
      <text:p text:style-name="P18"><text:s text:c="6"/>return "SW";</text:p>
      <text:p text:style-name="P18"><text:s text:c="4"/>case RadioRange::LW:</text:p>
      <text:p text:style-name="P18"><text:s text:c="6"/>return "LW";</text:p>
      <text:p text:style-name="P18"><text:s text:c="4"/>default:</text:p>
      <text:p text:style-name="P18"><text:s text:c="6"/>return "Unknown";</text:p>
      <text:p text:style-name="P18"><text:s text:c="2"/>}</text:p>
      <text:p text:style-name="P18">}</text:p>
      <text:p text:style-name="P14">Код для main.cpp</text:p>
      <text:p text:style-name="P18">#include &lt;iostream&gt;</text:p>
      <text:p text:style-name="P18">#include &lt;stdlib.h&gt;</text:p>
      <text:p text:style-name="P18">#include &lt;string.h&gt;</text:p>
      <text:p text:style-name="P18">#include "radio.hpp"</text:p>
      <text:p text:style-name="P18"/>
      <text:p text:style-name="P18">using namespace std;</text:p>
      <text:p text:style-name="P18"/>
      <text:p text:style-name="P18">// Функція для виводу меню користувача</text:p>
      <text:p text:style-name="P18">void UserMenu();</text:p>
      <text:p text:style-name="P18"/>
      <text:p text:style-name="P18">// Функція для виводу інформації про радіо</text:p>
      <text:p text:style-name="P18">void PrintRadioInfo(const Radio&amp; radio);</text:p>
      <text:p text:style-name="P18"/>
      <text:p text:style-name="P18"><text:soft-page-break/>int main()</text:p>
      <text:p text:style-name="P18">{</text:p>
      <text:p text:style-name="P18"><text:s text:c="4"/>// Створення об'єкта радіо та ініціалізація</text:p>
      <text:p text:style-name="P18"><text:s text:c="4"/>Radio Boombox;</text:p>
      <text:p text:style-name="P18"><text:s text:c="4"/>Boombox.Reset();</text:p>
      <text:p text:style-name="P18"/>
      <text:p text:style-name="P18"><text:s text:c="4"/>// Змінні для вибору та керування циклом</text:p>
      <text:p text:style-name="P18"><text:s text:c="4"/>int key;</text:p>
      <text:p text:style-name="P18"><text:s text:c="4"/>bool is_work = true;</text:p>
      <text:p text:style-name="P18"/>
      <text:p text:style-name="P18"><text:s text:c="4"/>// Головний цикл програми</text:p>
      <text:p text:style-name="P18"><text:s text:c="4"/>do {</text:p>
      <text:p text:style-name="P18"><text:s text:c="8"/>// Виведення меню користувача</text:p>
      <text:p text:style-name="P18"><text:s text:c="8"/>UserMenu();</text:p>
      <text:p text:style-name="P18"/>
      <text:p text:style-name="P18"><text:s text:c="8"/>// Виведення інформації про стан радіо</text:p>
      <text:p text:style-name="P18"><text:s text:c="8"/>PrintRadioInfo(Boombox);</text:p>
      <text:p text:style-name="P18"/>
      <text:p text:style-name="P18"><text:s text:c="8"/>// Очікування вибору користувача</text:p>
      <text:p text:style-name="P18"><text:s text:c="8"/>printf("Enter task code: ");</text:p>
      <text:p text:style-name="P18"><text:s text:c="8"/>cin &gt;&gt; key;</text:p>
      <text:p text:style-name="P18"/>
      <text:p text:style-name="P18"><text:s text:c="8"/>// Обробка вибору користувача</text:p>
      <text:p text:style-name="P18"><text:s text:c="8"/>switch (key)</text:p>
      <text:p text:style-name="P18"><text:s text:c="8"/>{</text:p>
      <text:p text:style-name="P18"><text:s text:c="12"/>case 0:</text:p>
      <text:p text:style-name="P18"><text:s text:c="16"/>Boombox.TurnOff();</text:p>
      <text:p text:style-name="P18"><text:s text:c="16"/>break;</text:p>
      <text:p text:style-name="P18"><text:s text:c="12"/>case 1:</text:p>
      <text:p text:style-name="P18"><text:s text:c="16"/>Boombox.TurnOn();</text:p>
      <text:p text:style-name="P18"><text:s text:c="16"/>break;</text:p>
      <text:p text:style-name="P18"><text:s text:c="12"/>case 2: </text:p>
      <text:p text:style-name="P18"><text:s text:c="16"/>double frequency;</text:p>
      <text:p text:style-name="P18"><text:s text:c="16"/>cout &lt;&lt; "Enter frequency (MHz): ";</text:p>
      <text:p text:style-name="P18"><text:s text:c="16"/>cin &gt;&gt; frequency;</text:p>
      <text:p text:style-name="P18"><text:s text:c="16"/>Boombox.SetFrequency(frequency);</text:p>
      <text:p text:style-name="P18"><text:s text:c="16"/>break;</text:p>
      <text:p text:style-name="P18"><text:s text:c="12"/>case 3: </text:p>
      <text:p text:style-name="P18"><text:s text:c="16"/>float outputPower;</text:p>
      <text:p text:style-name="P18"><text:s text:c="16"/>cout &lt;&lt; "Enter output power (W): ";</text:p>
      <text:p text:style-name="P18"><text:s text:c="16"/>cin &gt;&gt; outputPower;</text:p>
      <text:p text:style-name="P18"><text:s text:c="16"/>Boombox.SetOutputPower(outputPower);</text:p>
      <text:p text:style-name="P18"><text:s text:c="16"/>break;</text:p>
      <text:p text:style-name="P18"><text:s text:c="12"/>case 4:</text:p>
      <text:p text:style-name="P18"><text:s text:c="16"/>int range;</text:p>
      <text:p text:style-name="P18"><text:s text:c="16"/>cout &lt;&lt; "Select range (0 - FM_Short, 1 - FM_Medium, 2 - FM_Long, 3 - AM_Short, 4 - AM_Medium, 5 - AM_Long, 6 - SW, 7 - LW): ";</text:p>
      <text:p text:style-name="P18"><text:s text:c="16"/>cin &gt;&gt; range;</text:p>
      <text:p text:style-name="P18"><text:s text:c="16"/>Boombox.SetRange(static_cast&lt;RadioRange&gt;(range));</text:p>
      <text:p text:style-name="P18"><text:s text:c="16"/>break;</text:p>
      <text:p text:style-name="P18"><text:soft-page-break/><text:s text:c="12"/>case 5: </text:p>
      <text:p text:style-name="P18"><text:s text:c="16"/>float sensitivity;</text:p>
      <text:p text:style-name="P18"><text:s text:c="16"/>cout &lt;&lt; "Enter sensitivity (dBm): ";</text:p>
      <text:p text:style-name="P18"><text:s text:c="16"/>cin &gt;&gt; sensitivity;</text:p>
      <text:p text:style-name="P18"><text:s text:c="16"/>Boombox.SetSensitivity(sensitivity);</text:p>
      <text:p text:style-name="P18"><text:s text:c="16"/>break;</text:p>
      <text:p text:style-name="P18"><text:s text:c="12"/>case 6: </text:p>
      <text:p text:style-name="P18"><text:s text:c="16"/>float impedance;</text:p>
      <text:p text:style-name="P18"><text:s text:c="16"/>cout &lt;&lt; "Enter impedance (ohm): ";</text:p>
      <text:p text:style-name="P18"><text:s text:c="16"/>cin &gt;&gt; impedance;</text:p>
      <text:p text:style-name="P18"><text:s text:c="16"/>Boombox.SetImpedance(impedance);</text:p>
      <text:p text:style-name="P18"><text:s text:c="16"/>break;</text:p>
      <text:p text:style-name="P18"><text:s text:c="12"/>case 7: </text:p>
      <text:p text:style-name="P18"><text:s text:c="16"/>float snr;</text:p>
      <text:p text:style-name="P18"><text:s text:c="16"/>cout &lt;&lt; "Enter signal-to-noise ratio (dB): ";</text:p>
      <text:p text:style-name="P18"><text:s text:c="16"/>cin &gt;&gt; snr;</text:p>
      <text:p text:style-name="P18"><text:s text:c="16"/>Boombox.SetSignalToNoiseRatio(snr);</text:p>
      <text:p text:style-name="P18"><text:s text:c="16"/>break;</text:p>
      <text:p text:style-name="P18"><text:s text:c="12"/>case 8: </text:p>
      <text:p text:style-name="P18"><text:s text:c="16"/>int numChannels;</text:p>
      <text:p text:style-name="P18"><text:s text:c="16"/>cout &lt;&lt; "Enter number of channels: ";</text:p>
      <text:p text:style-name="P18"><text:s text:c="16"/>cin &gt;&gt; numChannels;</text:p>
      <text:p text:style-name="P18"><text:s text:c="16"/>Boombox.SetNumberOfChannels(numChannels);</text:p>
      <text:p text:style-name="P18"><text:s text:c="16"/>break;</text:p>
      <text:p text:style-name="P18"><text:s text:c="12"/>case 9: </text:p>
      <text:p text:style-name="P18"><text:s text:c="16"/>int ports;</text:p>
      <text:p text:style-name="P18"><text:s text:c="16"/>cout &lt;&lt; "Select ports (0 - AM, 1 - FM, 2 - SW, 3 - LW): ";</text:p>
      <text:p text:style-name="P18"><text:s text:c="16"/>cin &gt;&gt; ports;</text:p>
      <text:p text:style-name="P18"><text:s text:c="16"/>Boombox.SetPorts(static_cast&lt;RadioPort&gt;(ports));</text:p>
      <text:p text:style-name="P18"><text:s text:c="16"/>break;</text:p>
      <text:p text:style-name="P18"><text:s text:c="12"/>case 10: </text:p>
      <text:p text:style-name="P18"><text:s text:c="16"/>int antenna;</text:p>
      <text:p text:style-name="P18"><text:s text:c="16"/>cout &lt;&lt; "Select antenna (0 - Omnidirectional, 1 - Yagi, 2 - Dish): ";</text:p>
      <text:p text:style-name="P18"><text:s text:c="16"/>cin &gt;&gt; antenna;</text:p>
      <text:p text:style-name="P18"><text:s text:c="16"/>Boombox.SetAntenna(static_cast&lt;RadioAntenna&gt;(antenna));</text:p>
      <text:p text:style-name="P18"><text:s text:c="16"/>break;</text:p>
      <text:p text:style-name="P18"><text:s text:c="12"/>case 11: </text:p>
      <text:p text:style-name="P18"><text:s text:c="16"/>is_work = false;</text:p>
      <text:p text:style-name="P18"><text:s text:c="16"/>break;</text:p>
      <text:p text:style-name="P18"><text:s text:c="12"/>default: </text:p>
      <text:p text:style-name="P18"><text:s text:c="16"/>cout &lt;&lt; "Looks like you made a mistake" &lt;&lt; endl;</text:p>
      <text:p text:style-name="P18"><text:s text:c="16"/>break;</text:p>
      <text:p text:style-name="P18"><text:s text:c="8"/>}</text:p>
      <text:p text:style-name="P18"><text:s text:c="4"/>} while (is_work == true);</text:p>
      <text:p text:style-name="P18"><text:s text:c="4"/>return 0;</text:p>
      <text:p text:style-name="P18">}</text:p>
      <text:p text:style-name="P18"/>
      <text:p text:style-name="P18">// Виведення меню користувача</text:p>
      <text:p text:style-name="P18">void UserMenu()</text:p>
      <text:p text:style-name="P18">{</text:p>
      <text:p text:style-name="P18"><text:soft-page-break/><text:s text:c="4"/>system("clear");</text:p>
      <text:p text:style-name="P18"><text:s text:c="4"/>printf("---------------------------------------------\n");</text:p>
      <text:p text:style-name="P18"><text:s text:c="4"/>printf("--------Object-oriented radio model----------\n");</text:p>
      <text:p text:style-name="P18"><text:s text:c="4"/>printf("---------------------------------------------\n");</text:p>
      <text:p text:style-name="P18"><text:s text:c="4"/>printf("--------Select one of these options----------\n");</text:p>
      <text:p text:style-name="P18"><text:s text:c="4"/>printf("---------------------------------------------\n");</text:p>
      <text:p text:style-name="P18"><text:s text:c="4"/>printf("[0 - Turn off]\n");</text:p>
      <text:p text:style-name="P18"><text:s text:c="4"/>printf("[1 - Turn on]\n");</text:p>
      <text:p text:style-name="P18"><text:s text:c="4"/>printf("[2 - Set frequency]\n");</text:p>
      <text:p text:style-name="P18"><text:s text:c="4"/>printf("[3 - Set output power]\n");</text:p>
      <text:p text:style-name="P18"><text:s text:c="4"/>printf("[4 - Set range]\n");</text:p>
      <text:p text:style-name="P18"><text:s text:c="4"/>printf("[5 - Set sensitivity]\n");</text:p>
      <text:p text:style-name="P18"><text:s text:c="4"/>printf("[6 - Set impedance]\n");</text:p>
      <text:p text:style-name="P18"><text:s text:c="4"/>printf("[7 - Set signal-to-noise ratio]\n");</text:p>
      <text:p text:style-name="P18"><text:s text:c="4"/>printf("[8 - Set number of channels]\n");</text:p>
      <text:p text:style-name="P18"><text:s text:c="4"/>printf("[9 - Set ports]\n");</text:p>
      <text:p text:style-name="P18"><text:s text:c="4"/>printf("[10 - Set antenna]\n");</text:p>
      <text:p text:style-name="P18"><text:s text:c="4"/>printf("[11 - Exit]\n");</text:p>
      <text:p text:style-name="P18"><text:s text:c="4"/>printf("---------------------------------------------\n");</text:p>
      <text:p text:style-name="P18"><text:s text:c="4"/>printf("\n\n\n");</text:p>
      <text:p text:style-name="P18">}</text:p>
      <text:p text:style-name="P18"/>
      <text:p text:style-name="P18">// Виведення інформації про стан радіо</text:p>
      <text:p text:style-name="P18">void PrintRadioInfo(const Radio&amp; radio)</text:p>
      <text:p text:style-name="P18">{</text:p>
      <text:p text:style-name="P18"><text:s text:c="4"/>printf("---------------------------------------------\n");</text:p>
      <text:p text:style-name="P18"><text:s text:c="4"/>printf("---------------State of radio:---------------\n");</text:p>
      <text:p text:style-name="P18"><text:s text:c="4"/>printf("---------------------------------------------\n");</text:p>
      <text:p text:style-name="P18"><text:s text:c="4"/>printf("Power: %d\n", radio.IsPoweredOn());</text:p>
      <text:p text:style-name="P18"><text:s text:c="4"/>printf("State: %s\n", radio.IsPoweredOn() ? "On" : "Off");</text:p>
      <text:p text:style-name="P18"><text:s text:c="4"/>printf("Frequency: %.2f MHz\n", radio.GetFrequency());</text:p>
      <text:p text:style-name="P18"><text:s text:c="4"/>printf("Output power: %.2f W\n", radio.GetOutputPower());</text:p>
      <text:p text:style-name="P18"><text:s text:c="4"/>printf("Range: %s\n", radio.GetRangeAsString().c_str());</text:p>
      <text:p text:style-name="P18"><text:s text:c="4"/>printf("Sensitivity: %.2f dBm\n", radio.GetSensitivity());</text:p>
      <text:p text:style-name="P18"><text:s text:c="4"/>printf("Impedance: %.2f ohm\n", radio.GetImpedance());</text:p>
      <text:p text:style-name="P18"><text:s text:c="4"/>printf("Signal-to-noise ratio: %.2f dB\n", radio.GetSignalToNoiseRatio());</text:p>
      <text:p text:style-name="P18"><text:s text:c="4"/>printf("Number of channels: %d\n", radio.GetNumberOfChannels());</text:p>
      <text:p text:style-name="P18"><text:s text:c="4"/>printf("Ports: %s\n", radio.GetPortsAsString().c_str());</text:p>
      <text:p text:style-name="P18"><text:s text:c="4"/>printf("Antenna: %s\n", radio.GetAntennaAsString().c_str());</text:p>
      <text:p text:style-name="P18"><text:s text:c="4"/>printf("---------------------------------------------\n");</text:p>
      <text:p text:style-name="P18"><text:s text:c="4"/>printf("\n\n");</text:p>
      <text:p text:style-name="P16"><text:span text:style-name="T17">}</text:span></text:p>
      <text:p text:style-name="P28">Результат</text:p>
      <text:p text:style-name="P15"><text:span text:style-name="T6">Висновки: </text:span><text:span text:style-name="T9">Мета лабораторної роботи була досягнута. У процесі виконання роботи були розвинуті об'єктно-орієнтоване мислення, вивчений протокол оголошення класу в мові програмування C++, закріплені на практиці базові поняття і принципи об'єктно-орієнтованого програмування.</text:span></text:p>
      <text:p text:style-name="P26">У результаті виконання лабораторної роботи було створено клас Radio, який моделює радіоприймач. Клас має 13 властивостей та 2 методи. Властивості моделюють характеристики радіоприймача, а методи забезпечують доступ до цих характеристик та зміни їхніх значень.</text:p>
      <text:p text:style-name="P26">Код класу Radio був написаний у відповідності з вимогами лабораторної роботи. У коді були використані всі необхідні властивості та методи для моделювання радіоприймача.</text:p>
      <text:p text:style-name="P26">У процесі виконання лабораторної роботи були отримані наступні результати:</text:p>
      <text:list text:style-name="L5">
        <text:list-item>
          <text:p text:style-name="P27">Розроблено клас Radio, який відповідає вимогам лабораторної роботи. </text:p>
        </text:list-item>
        <text:list-item>
          <text:p text:style-name="P27">Написаний код класу Radio, який реалізує всі необхідні властивості та методи. </text:p>
        </text:list-item>
      </text:list>
      <text:p text:style-name="P26">У результаті виконання лабораторної роботи було досягнуто поставлених цілей.</text:p>
      <text:p text:style-name="P29"><text:span text:style-name="T7">P.S. </text:span><text:span text:style-name="Strong_20_Emphasis"><text:span text:style-name="T9">Прошу вибачення, що фото із виконанням коду додані у іншому файлі. Розташування зображень у Google Клас не відображається коректно через те, що я роблю звіт у LibreOffice. Дякую за розуміння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0:42:01.552855325</meta:creation-date>
    <dc:date>2023-09-27T20:48:17.657312823</dc:date>
    <meta:editing-duration>PT5H7S</meta:editing-duration>
    <meta:editing-cycles>10</meta:editing-cycles>
    <meta:generator>LibreOffice/7.5.6.2$Linux_X86_64 LibreOffice_project/50$Build-2</meta:generator>
    <meta:document-statistic meta:table-count="2" meta:image-count="0" meta:object-count="0" meta:page-count="14" meta:paragraph-count="579" meta:word-count="1739" meta:character-count="16120" meta:non-whitespace-character-count="12609"/>
  </office:meta>
</office:document-meta>
</file>